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Droid Sans Mono" svg:font-family="'Droid Sans Mono', monospace, monospace, 'Droid Sans Fallback'"/>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font-size="10pt" fo:font-style="italic" style:font-size-asian="10pt" style:font-style-asian="italic" style:font-size-complex="10pt"/>
    </style:style>
    <style:style style:name="P2" style:family="paragraph" style:parent-style-name="Normal">
      <style:text-properties fo:font-weight="bold" style:font-weight-asian="bold"/>
    </style:style>
    <style:style style:name="P3" style:family="paragraph" style:parent-style-name="Normal">
      <style:paragraph-properties fo:margin-top="0cm" fo:margin-bottom="0cm" loext:contextual-spacing="false"/>
    </style:style>
    <style:style style:name="P4" style:family="paragraph" style:parent-style-name="Normal" style:master-page-name="MP0">
      <style:paragraph-properties fo:text-align="center" style:justify-single-word="false" style:page-number="auto" fo:break-before="page" fo:padding-left="0.141cm" fo:padding-right="0.141cm" fo:padding-top="0.035cm" fo:padding-bottom="0.035cm" fo:border="0.51pt solid #000000" style:shadow="none"/>
    </style:style>
    <style:style style:name="P5" style:family="paragraph" style:parent-style-name="Normal">
      <style:text-properties style:text-line-through-style="solid" style:text-line-through-type="singl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e4c65" style:font-weight-asian="bold" style:font-weight-complex="bold"/>
    </style:style>
    <style:style style:name="T4" style:family="text">
      <style:text-properties style:font-name="Symbol" style:font-name-asian="Symbol" style:font-name-complex="Symbol"/>
    </style:style>
    <style:style style:name="T5" style:family="text">
      <style:text-properties style:font-name="Arial" style:font-name-complex="Arial"/>
    </style:style>
    <style:style style:name="T6" style:family="text">
      <style:text-properties officeooo:rsid="000e4c65"/>
    </style:style>
    <style:style style:name="T7" style:family="text">
      <style:text-properties fo:background-color="#111111" loext:char-shading-value="0"/>
    </style:style>
    <style:style style:name="T8" style:family="text">
      <style:text-properties fo:background-color="#1c1c1c" loext:char-shading-value="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e4c65"/>
    </style:style>
    <style:style style:name="T11" style:family="text">
      <style:text-properties style:text-underline-style="none"/>
    </style:style>
    <style:style style:name="T12" style:family="text">
      <style:text-properties style:text-line-through-style="solid" style:text-line-through-type="single"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Police_20_par_20_défaut"><text:span text:style-name="T1">Fiche pour dépôt du mémoire de stage à la bibliothèque</text:span></text:span></text:p>
      <text:p text:style-name="Normal"><draw:frame draw:style-name="fr1" draw:name="Zone de texte 1" text:anchor-type="paragraph" svg:x="16.007cm" svg:y="0.298cm" svg:width="3.069cm" style:rel-width="scale" svg:height="3.069cm" style:rel-height="scale" draw:z-index="0"><draw:text-box><text:p text:style-name="Normal">Note : </text:p><text:p text:style-name="Normal"/><text:p text:style-name="P1">(à remplir par le jury)</text:p></draw:text-box></draw:frame></text:p>
      <text:p text:style-name="P2">Nom et prénom de l’étudiant : <text:span text:style-name="T6">BAUDON Nicolas</text:span></text:p>
      <text:p text:style-name="P2"/>
      <text:p text:style-name="P3"><text:span text:style-name="Police_20_par_20_défaut"><text:span text:style-name="T1">Accord pour la diffusion du mémoire et son impression:</text:span></text:span></text:p>
      <text:p text:style-name="P3"><text:s text:c="2"/><text:tab/><text:span text:style-name="Police_20_par_20_défaut"><text:span text:style-name="T4"></text:span></text:span> <text:s/><text:span text:style-name="T7">oui</text:span> <text:s text:c="3"/><text:span text:style-name="Police_20_par_20_défaut"><text:span text:style-name="T4"></text:span></text:span> <text:s/>non </text:p>
      <text:p text:style-name="P2">Date : </text:p>
      <text:p text:style-name="P2">Signature de l’étudiant :</text:p>
      <text:p text:style-name="Normal"/>
      <text:p text:style-name="Normal"><text:span text:style-name="Police_20_par_20_défaut"><text:span text:style-name="T1">DUT : </text:span></text:span><text:span text:style-name="Police_20_par_20_défaut"><text:span text:style-name="T4"></text:span></text:span> <text:s/><text:span text:style-name="T8">Deuxième année</text:span> <text:span text:style-name="Police_20_par_20_défaut"><text:span text:style-name="T5">⁮</text:span></text:span><text:span text:style-name="Police_20_par_20_défaut"><text:span text:style-name="T4"></text:span></text:span> <text:s/>Année spéciale</text:p>
      <text:p text:style-name="P3"><text:span text:style-name="Police_20_par_20_défaut"><text:span text:style-name="T4"></text:span></text:span><text:span text:style-name="Police_20_par_20_défaut"><text:span text:style-name="T5">⁮</text:span></text:span><text:tab/> Informatique</text:p>
      <text:p text:style-name="P3"/>
      <text:p text:style-name="P2">Licence pro : </text:p>
      <text:p text:style-name="P3"><text:span text:style-name="Police_20_par_20_défaut"><text:span text:style-name="T4"></text:span></text:span><text:span text:style-name="Police_20_par_20_défaut"><text:span text:style-name="T5">⁮</text:span></text:span><text:tab/> ASRALL</text:p>
      <text:p text:style-name="P3"><text:span text:style-name="Police_20_par_20_défaut"><text:span text:style-name="T4"></text:span></text:span><text:span text:style-name="Police_20_par_20_défaut"><text:span text:style-name="T5">⁮</text:span></text:span><text:tab/> CIASIE</text:p>
      <text:p text:style-name="P3"><text:span text:style-name="Police_20_par_20_défaut"><text:span text:style-name="T4"></text:span></text:span><text:span text:style-name="Police_20_par_20_défaut"><text:span text:style-name="T5">⁮</text:span></text:span><text:tab/> Autre :<text:tab/></text:p>
      <text:p text:style-name="Normal"/>
      <text:p text:style-name="P2">Titre du mémoire : <text:span text:style-name="T10">Gestionnaire de Budgets en C</text:span></text:p>
      <text:p text:style-name="Normal"/>
      <text:p text:style-name="Normal">Tuteur : <text:span text:style-name="T3">Irina Illina</text:span></text:p>
      <text:p text:style-name="Normal">Nom de l’entreprise : <text:span text:style-name="T3">Travail de remplacement</text:span></text:p>
      <text:p text:style-name="Normal"><text:span text:style-name="T12">Adresse </text:span>:</text:p>
      <text:p text:style-name="P5">Type d’activité (domaines couverts par l’entreprise) :</text:p>
      <text:p text:style-name="Normal"><text:span text:style-name="T2"/></text:p>
      <text:p text:style-name="Normal"><text:span text:style-name="T2">Mots-clés (sujets traités) </text:span>: <text:span text:style-name="T6">Gestionnaire de Budgets, C, interface graphique, GTK, SQLite, Graphique.</text:span></text:p>
      <text:p text:style-name="Normal"/>
      <text:p text:style-name="Normal"><text:span text:style-name="T2">Résumé </text:span>: <text:span text:style-name="T6">Logiciel de gestion de Budgets dévellopé en C sous Linux. Utilisation de la bibliothèque graphique GTK+ et de SQLite pour la base de données. L’utilisateur crée différents budget pour chaque type de dépense qu’il effectue (Alimentation, Loyer, Loisirs, …) avec un montant reservé associé. Il peut alors ajouter ses dépenses au budget associé. Cela permet à l’utilisateur de suivre ces dépenses en fonction des budgets, il peut aussi avoir une vue d’enssemble des ses dépenses passées <text:s/>grâce à un graphique résumant les dépenses des derniers mois.</text:span></text:p>
      <text:p text:style-name="Normal"><text:soft-page-break/></text:p>
      <text:p text:style-name="Normal"/>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Droid Sans Mono" svg:font-family="'Droid Sans Mono', monospace, monospace, 'Droid Sans Fallback'"/>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loext:contextual-spacing="false" fo:line-height="115%" fo:hyphenation-ladder-count="no-limit"/>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title/>
    <dc:description/>
    <dc:subject/>
    <meta:initial-creator>Gegette</meta:initial-creator>
    <meta:creation-date>2020-06-15T10:53:00Z</meta:creation-date>
    <dc:date>2020-07-24T16:02:46.447403119</dc:date>
    <meta:print-date>2020-06-15T10:53:00Z</meta:print-date>
    <meta:editing-cycles>6</meta:editing-cycles>
    <meta:editing-duration>PT13M1S</meta:editing-duration>
    <meta:document-statistic meta:table-count="0" meta:image-count="0" meta:object-count="0" meta:page-count="2" meta:paragraph-count="21" meta:word-count="199" meta:character-count="1170" meta:non-whitespace-character-count="977"/>
    <meta:template xlink:type="simple" xlink:actuate="onRequest" xlink:title="" xlink:href="Normal.dotm"/>
  </office:meta>
</office:document-meta>
</file>